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Ubuntu1" svg:font-family="Ubuntu" style:font-adornments="Semibold"/>
    <style:font-face style:name="DejaVu Sans1" svg:font-family="'DejaVu Sans'" style:font-pitch="variable"/>
    <style:font-face style:name="Noto Sans SemiBold3" svg:font-family="'Noto Sans SemiBold'" style:font-adornments="Semibold" style:font-pitch="variable"/>
    <style:font-face style:name="Ubuntu3" svg:font-family="Ubuntu" style:font-pitch="variable"/>
    <style:font-face style:name="Ubuntu2" svg:font-family="Ubuntu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2.25cm"/>
      <style:paragraph-properties style:writing-mode="lr-tb"/>
    </style:style>
    <style:style style:name="pr2" style:family="presentation" style:parent-style-name="Alizarin-outline1">
      <style:graphic-properties fo:min-height="12.75cm"/>
      <style:paragraph-properties style:writing-mode="lr-tb"/>
    </style:style>
    <style:style style:name="pr3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 text:style-name="P1">Chain Rule - Derivatives</text:p>
          </draw:text-box>
        </draw:frame>
        <draw:frame presentation:style-name="pr2" draw:text-style-name="P1" draw:layer="layout" svg:width="25.5cm" svg:height="13cm" svg:x="1cm" svg:y="5.5cm" presentation:class="outline">
          <draw:text-box>
            <text:list text:style-name="L2">
              <text:list-item>
                <text:p>ans_1 = word_vector(‘hello’)</text:p>
              </text:list-item>
              <text:list-item>
                <text:p>ans_2 = linear(ans_1)</text:p>
              </text:list-item>
              <text:list-item>
                <text:p/>
              </text:list-item>
              <text:list-item>
                <text:p>x = ‘hello’</text:p>
              </text:list-item>
              <text:list-item>
                <text:p>ans_1 = f(x)</text:p>
              </text:list-item>
              <text:list-item>
                <text:p>ans_2 = g(ans_1)</text:p>
              </text:list-item>
              <text:list-item>
                <text:p/>
              </text:list-item>
              <text:list-item>
                <text:p>ans_2 = g(f(x))</text:p>
              </text:list-item>
              <text:list-item>
                <text:p>English → ans_2 is g of f of 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Chain Rule - Derivatives </text:p>
          </draw:text-box>
        </draw:frame>
        <draw:frame presentation:style-name="pr2" draw:text-style-name="P1" draw:layer="layout" svg:width="25.5cm" svg:height="13cm" svg:x="1cm" svg:y="5.5cm" presentation:class="outline">
          <draw:text-box>
            <text:list text:style-name="L2">
              <text:list-item>
                <text:p text:style-name="P3">Derivative is required for backprop.</text:p>
              </text:list-item>
              <text:list-item>
                <text:p text:style-name="P3"/>
              </text:list-item>
              <text:list-item>
                <text:p text:style-name="P3">English → <text:span text:style-name="T1">ans_2</text:span> is <text:span text:style-name="T1">g</text:span> of <text:span text:style-name="T1">f</text:span> of <text:span text:style-name="T1">x</text:span></text:p>
              </text:list-item>
              <text:list-item>
                <text:p text:style-name="P3">This is solved with the chain rule.</text:p>
              </text:list-item>
              <text:list-item>
                <text:p text:style-name="P3"/>
              </text:list-item>
              <text:list-item>
                <text:p text:style-name="P3">[g(f(x))]’ = g’(f(x)) f’(x)</text:p>
              </text:list-item>
              <text:list-item>
                <text:p text:style-name="P3"/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Chain Rule - Derivatives</text:p>
          </draw:text-box>
        </draw:frame>
        <draw:frame presentation:style-name="pr2" draw:text-style-name="P1" draw:layer="layout" svg:width="25.5cm" svg:height="13cm" svg:x="1cm" svg:y="5.5cm" presentation:class="outline">
          <draw:text-box>
            <text:list text:style-name="L2">
              <text:list-item>
                <text:p text:style-name="P4">[g(f(h(x)))]’ = g’(f(h(x))) f’(h(x)) h’(x)</text:p>
              </text:list-item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Ubuntu1" svg:font-family="Ubuntu" style:font-adornments="Semibold"/>
    <style:font-face style:name="DejaVu Sans1" svg:font-family="'DejaVu Sans'" style:font-pitch="variable"/>
    <style:font-face style:name="Noto Sans SemiBold3" svg:font-family="'Noto Sans SemiBold'" style:font-adornments="Semibold" style:font-pitch="variable"/>
    <style:font-face style:name="Ubuntu3" svg:font-family="Ubuntu" style:font-pitch="variable"/>
    <style:font-face style:name="Ubuntu2" svg:font-family="Ubuntu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fo:background-color="transparent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4T13:16:39.110573192</meta:creation-date>
    <meta:editing-duration>PT13H39M41S</meta:editing-duration>
    <meta:editing-cycles>184</meta:editing-cycles>
    <meta:generator>LibreOffice/7.0.3.1$Linux_X86_64 LibreOffice_project/00$Build-1</meta:generator>
    <dc:title>Alizarin</dc:title>
    <dc:date>2020-12-06T12:28:43.749595729</dc:date>
    <meta:document-statistic meta:object-count="49"/>
  </office:meta>
</office:document-meta>
</file>